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rsid="0019728d" officeooo:paragraph-rsid="0019728d"/>
    </style:style>
    <style:style style:name="P3" style:family="paragraph" style:parent-style-name="Standard">
      <style:text-properties officeooo:rsid="00195e67" officeooo:paragraph-rsid="00195e67"/>
    </style:style>
    <style:style style:name="P4" style:family="paragraph" style:parent-style-name="Standard">
      <style:text-properties officeooo:rsid="0019728d" officeooo:paragraph-rsid="0019728d"/>
    </style:style>
    <style:style style:name="T1" style:family="text">
      <style:text-properties officeooo:rsid="00197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. Provide a detailed explanation <text:s/>of the steps involved in successfully transferring the user’s name to the home page (constructor Method).</text:p>
      <text:p text:style-name="P3"/>
      <text:p text:style-name="P3">Ans: <text:s/>In the loginPage <text:span text:style-name="T1">class</text:span>, I have a button btnlogin with an <text:span text:style-name="T1">ActionListener attached to it. This ActionListener is triggered when the user clicks the Login button. </text:span></text:p>
      <text:p text:style-name="P4">Within the ActionListener for the Login button, I have the logic to check the entered username and password against the database. </text:p>
      <text:p text:style-name="P4">If the login is successful, the entered credentials match a record in the database, a message dialog is displayed, and the user is redirected to the Home page.</text:p>
      <text:p text:style-name="P4"/>
      <text:p text:style-name="P4">To redirect the Home page, I have created an instance of the Home class. In the modified code, I use new Home(enteredUsername) where enteredUsername is the username entered by the user during login.</text:p>
      <text:p text:style-name="P4">The Home class has a constructor that accepts a parameter enteredUsername. This parameter is used to initialize the usernamelbl label in the Home class.</text:p>
      <text:p text:style-name="P4"/>
      <text:p text:style-name="P2"><text:span text:style-name="Source_20_Text"><text:s text:c="2"/>usernamelbl = new JLabel(enteredUsername);</text:span></text:p>
      <text:p text:style-name="Preformatted_20_Text"><text:span text:style-name="Source_20_Text"><text:s text:c="4"/>usernamelbl.setFont(new Font("Dialog", Font.BOLD, 20));</text:span></text:p>
      <text:p text:style-name="Preformatted_20_Text"><text:span text:style-name="Source_20_Text"><text:s text:c="4"/>usernamelbl.setForeground(Color.GREEN);</text:span></text:p>
      <text:p text:style-name="Preformatted_20_Text"><text:span text:style-name="Source_20_Text"><text:s text:c="4"/>usernamelbl.setBounds(433, 86, 161, 21);</text:span></text:p>
      <text:p text:style-name="P1"><text:span text:style-name="Source_20_Text"><text:s text:c="4"/>contentPane.add(usernamelbl);</text:span></text:p>
      <text:p text:style-name="P4"/>
      <text:p text:style-name="P4">This enteredUsername parameter is used to set the text of the usernamelbl label in the Home class.</text:p>
      <text:p text:style-name="P4">When the Home page is initialized with a username, the label usernamelbl is updated to display the entered username. <text:line-break/>Finally, after creating an instance of the Home class and setting up the username label, I have called setvisible(true) to make the Home page visible.</text:p>
      <text:p text:style-name="P4">The dispose() method is called on the LoginPage instance to close the login window, ensuring that the user is now interacting with the Home page. </text:p>
      <text:p text:style-name="P4"/>
      <text:p text:style-name="P4">In summary, the username is passed from the LoginPage to the Home page by creating an instance of the Home class with the entered username as a parameter. The Home class constructor initializes the username label, and the Home page is thn displayed while the login page is clos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5:40:58.362449457</meta:creation-date>
    <dc:date>2023-12-21T15:57:57.988382119</dc:date>
    <meta:editing-duration>PT6M19S</meta:editing-duration>
    <meta:editing-cycles>1</meta:editing-cycles>
    <meta:document-statistic meta:table-count="0" meta:image-count="0" meta:object-count="0" meta:page-count="1" meta:paragraph-count="15" meta:word-count="303" meta:character-count="1960" meta:non-whitespace-character-count="1648"/>
    <meta:generator>LibreOffice/7.3.7.2$Linux_X86_64 LibreOffice_project/30$Build-2</meta:generator>
  </office:meta>
</office:document-meta>
</file>